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9e16" officeooo:paragraph-rsid="00049e16"/>
    </style:style>
    <style:style style:name="P2" style:family="paragraph" style:parent-style-name="Standard">
      <style:text-properties officeooo:rsid="00049e16" officeooo:paragraph-rsid="00049e16" fo:background-color="#ffff00"/>
    </style:style>
    <style:style style:name="P3" style:family="paragraph" style:parent-style-name="Standard">
      <style:text-properties officeooo:rsid="0006a9a1" officeooo:paragraph-rsid="0006a9a1" fo:background-color="#ffffff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27a76a" officeooo:paragraph-rsid="0006a9a1" fo:background-color="#ffffff" style:font-weight-asian="bold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bold" officeooo:rsid="00120712" officeooo:paragraph-rsid="0006a9a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0712" officeooo:paragraph-rsid="0006a9a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0712" officeooo:paragraph-rsid="0006a9a1" fo:background-color="#ffffff" style:font-weight-asian="normal" style:font-weight-complex="normal"/>
    </style:style>
    <style:style style:name="P8" style:family="paragraph" style:parent-style-name="Standard">
      <style:text-properties officeooo:rsid="00049e16" officeooo:paragraph-rsid="000718fc"/>
    </style:style>
    <style:style style:name="P9" style:family="paragraph" style:parent-style-name="Standard">
      <style:text-properties officeooo:rsid="00049e16" officeooo:paragraph-rsid="00049e16"/>
    </style:style>
    <style:style style:name="P10" style:family="paragraph" style:parent-style-name="Standard">
      <style:paragraph-properties fo:text-align="center" style:justify-single-word="false"/>
      <style:text-properties fo:font-size="16pt" officeooo:rsid="00049e16" officeooo:paragraph-rsid="00049e16" style:font-size-asian="16pt" style:font-size-complex="16pt"/>
    </style:style>
    <style:style style:name="T1" style:family="text">
      <style:text-properties officeooo:rsid="0006a9a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18fc" style:font-weight-asian="normal" style:font-weight-complex="normal"/>
    </style:style>
    <style:style style:name="T4" style:family="text">
      <style:text-properties officeooo:rsid="000718fc"/>
    </style:style>
    <style:style style:name="T5" style:family="text">
      <style:text-properties fo:font-weight="bold" officeooo:rsid="000718f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 text:c="26"/><text:span text:style-name="T5">BUILD and FLASH Procedure <text:s/>for F30c <text:s/></text:span></text:p>
      <text:p text:style-name="P1"/>
      <text:p text:style-name="P1">Clone nhlos code using </text:p>
      <text:p text:style-name="P1"/>
      <text:p text:style-name="P1">git clone <text:a xlink:type="simple" xlink:href="http://192.168.2.50:1800/platform/crm/f30c/nhlos.git">http://192.168.2.50:1800/platform/crm/f30c/nhlos.git</text:a> -b LYF_F30C_MSM8905.1.3_DEV</text:p>
      <text:p text:style-name="P1"/>
      <text:p text:style-name="P1">After cloning add LINUX folder in source code and cloned hlos code <text:s/><text:span text:style-name="T4">in that folder </text:span>using </text:p>
      <text:p text:style-name="P1">git clone <text:a xlink:type="simple" xlink:href="http://192.168.2.50:1800/platform/crm/f30c/hlos.git">http://192.168.2.50:1800/platform/crm/f30c/hlos.git</text:a> -b LYF_F30C_MSM8905.1.3_DEV</text:p>
      <text:p text:style-name="P1"/>
      <text:p text:style-name="P8">modif<text:span text:style-name="T4">y nhlos folder to msm8905</text:span> hlos folder to android <text:span text:style-name="T4">and</text:span> and applied following commands </text:p>
      <text:p text:style-name="P1"/>
      <text:p text:style-name="P1">make clean </text:p>
      <text:p text:style-name="P1">source build/envsetup.sh</text:p>
      <text:p text:style-name="P1">lunch </text:p>
      <text:p text:style-name="P1">selected option 22</text:p>
      <text:p text:style-name="P1">mk n all</text:p>
      <text:p text:style-name="P1"/>
      <text:p text:style-name="P1">build compilation failed with <text:s/>following issue </text:p>
      <text:p text:style-name="P1"/>
      <text:p text:style-name="P1"><text:s text:c="11"/></text:p>
      <text:p text:style-name="P2">vendor/qcom/proprietary/mm-camera/mm-camera2/media-controller/modules/sensors/sensor_libs/imx132/imx132_lib.c:247:3: warning: missing initializer for field 'delay' of 'struct msm_camera_i2c_reg_array' [-Wmissing-field-initializers] </text:p>
      <text:p text:style-name="P2"><text:s text:c="3"/>{0x0307, 0x3C}, </text:p>
      <text:p text:style-name="P2"><text:s text:c="3"/>^ </text:p>
      <text:p text:style-name="P2">/bin/bash: line 0: echo: write error: Resource temporarily unavailable </text:p>
      <text:p text:style-name="P2">make: </text:p>
      <text:p text:style-name="P2">make: </text:p>
      <text:p text:style-name="P2"/>
      <text:p text:style-name="P2">#[0;31m#### make failed to build some targets (06:18 (mm:ss)) #####[00m</text:p>
      <text:p text:style-name="P2"/>
      <text:p text:style-name="P1"/>
      <text:p text:style-name="P1"/>
      <text:p text:style-name="P1">now go <text:s/>to vendor/qcom/proprietary/mm-camera/mm-camera2/media-controller/modules/sensors</text:p>
      <text:p text:style-name="P1"/>
      <text:p text:style-name="P1">given <text:s/>command <text:s/>“ mma “</text:p>
      <text:p text:style-name="P1"/>
      <text:p text:style-name="P1">after build suc<text:span text:style-name="T1">c</text:span>essful <text:s/>give cd <text:s/>- <text:s/>and c<text:span text:style-name="T1">o</text:span>me back to android folder </text:p>
      <text:p text:style-name="P1"/>
      <text:p text:style-name="P1">compile the code using make -j<text:span text:style-name="T4">8</text:span></text:p>
      <text:p text:style-name="P1">after suc<text:span text:style-name="T4">c</text:span>essful build run the following commands </text:p>
      <text:p text:style-name="P1">./ qrf_pre_sign_secure_boot.sh</text:p>
      <text:p text:style-name="P1">./ qrf_sign_secure_boot.sh</text:p>
      <text:p text:style-name="P1">mk custom_release</text:p>
      <text:p text:style-name="P1"/>
      <text:p text:style-name="P3">Image zip files will be generated in out/msm8909_512 folder <text:span text:style-name="T4">and flash those image files .</text:span></text:p>
      <text:p text:style-name="P3"/>
      <text:p text:style-name="P3">keep the f30c device in EDL mode with following key combination </text:p>
      <text:list xml:id="list7358483742996889325" text:style-name="L1">
        <text:list-item>
          <text:p text:style-name="P4">F30C <text:s text:c="3"/>: <text:s/><text:span text:style-name="T2">Press up key + down key +power key</text:span></text:p>
          <text:p text:style-name="P4"><text:span text:style-name="T2"/></text:p>
        </text:list-item>
      </text:list>
      <text:p text:style-name="P3"/>
      <text:p text:style-name="P3">flash the images using Qfil flat <text:span text:style-name="T4">build</text:span>.</text:p>
      <text:p text:style-name="P3"><text:soft-page-break/>Select following rawprogram files </text:p>
      <text:p text:style-name="P3"/>
      <text:list xml:id="list8315568130256458690" text:style-name="L2">
        <text:list-item>
          <text:p text:style-name="P5">F30C : rawprogram <text:s/>unsparse without <text:s/>QCN</text:p>
          <text:list>
            <text:list-item>
              <text:list>
                <text:list-header>
                  <text:p text:style-name="P5">rawprogram 2(<text:span text:style-name="T2">Select these 2 raw program files not to erase the QCN)</text:span></text:p>
                </text:list-header>
              </text:list>
            </text:list-item>
          </text:list>
        </text:list-item>
      </text:list>
      <text:p text:style-name="P6"/>
      <text:p text:style-name="P6"><text:span text:style-name="T2"><text:tab/><text:tab/></text:span>rawprogram unsparse</text:p>
      <text:p text:style-name="P6"><text:tab/><text:tab/>rawprogarm 0<text:span text:style-name="T2">(Select these 2 raw program files <text:s/>to erase the QCN)</text:span></text:p>
      <text:p text:style-name="P6"/>
      <text:p text:style-name="P6"><text:span text:style-name="T2"><text:s text:c="19"/></text:span><text:span text:style-name="T3">and select patch files .</text:span></text:p>
      <text:p text:style-name="P6"/>
      <text:p text:style-name="P6"><text:span text:style-name="T2"/></text:p>
      <text:p text:style-name="P7"/>
      <text:p text:style-name="P3"/>
      <text:p text:style-name="P3"/>
      <text:p text:style-name="P3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8:40:20.357189748</meta:creation-date>
    <dc:date>2020-02-25T11:05:57.401548753</dc:date>
    <meta:editing-duration>PT7M4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229" meta:character-count="1824" meta:non-whitespace-character-count="1535"/>
  </office:meta>
</office:document-meta>
</file>